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5.45cm" fo:min-width="14.6cm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60pt" fo:font-weight="normal" style:font-size-asian="60pt" style:font-weight-asian="normal" style:font-size-complex="60pt" style:font-weight-complex="normal"/>
    </style:style>
    <style:style style:name="P2" style:family="paragraph">
      <loext:graphic-properties draw:fill="none"/>
      <style:paragraph-properties fo:text-align="center"/>
      <style:text-properties fo:font-size="60pt" fo:font-weight="normal" style:font-size-asian="60pt" style:font-weight-asian="normal" style:font-size-complex="60pt" style:font-weight-complex="normal"/>
    </style:style>
    <style:style style:name="P3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5.2cm" svg:height="5.8cm" svg:x="7.3cm" svg:y="1.9cm">
          <text:p text:style-name="P1"><text:span text:style-name="T1">クラス名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5.2cm" svg:height="5.8cm" svg:x="7.3cm" svg:y="7.7cm">
          <text:p text:style-name="P1"><text:span text:style-name="T1">属性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5.2cm" svg:height="5.8cm" svg:x="7.3cm" svg:y="13.5cm">
          <text:p text:style-name="P1"><text:span text:style-name="T1">操作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0T13:44:08.091712378</dc:date>
    <meta:editing-duration>PT2M10S</meta:editing-duration>
    <meta:editing-cycles>4</meta:editing-cycles>
    <meta:generator>LibreOffice/5.1.6.2$Linux_X86_64 LibreOffice_project/10m0$Build-2</meta:generator>
    <meta:document-statistic meta:object-count="3"/>
  </office:meta>
</office:document-meta>
</file>